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952" officeooo:paragraph-rsid="00013952"/>
    </style:style>
    <style:style style:name="P2" style:family="paragraph" style:parent-style-name="Standard">
      <style:text-properties officeooo:rsid="00013952" officeooo:paragraph-rsid="00028bfc"/>
    </style:style>
    <style:style style:name="P3" style:family="paragraph" style:parent-style-name="Standard">
      <style:text-properties fo:font-size="16pt" fo:font-style="italic" fo:font-weight="bold" officeooo:rsid="00013952" officeooo:paragraph-rsid="00013952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16pt" fo:font-style="italic" fo:font-weight="bold" officeooo:rsid="00013952" officeooo:paragraph-rsid="0010decb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16pt" fo:font-style="italic" fo:font-weight="bold" officeooo:rsid="000c9db5" officeooo:paragraph-rsid="000c9db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6pt" fo:font-style="italic" fo:font-weight="bold" officeooo:rsid="00118e04" officeooo:paragraph-rsid="0010decb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fo:font-size="16pt" fo:font-style="italic" fo:font-weight="bold" officeooo:rsid="0014a98b" officeooo:paragraph-rsid="0014a98b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officeooo:rsid="00028bfc" officeooo:paragraph-rsid="00028bfc"/>
    </style:style>
    <style:style style:name="P9" style:family="paragraph" style:parent-style-name="Standard">
      <style:text-properties officeooo:rsid="00028bfc" officeooo:paragraph-rsid="0003fec3"/>
    </style:style>
    <style:style style:name="P10" style:family="paragraph" style:parent-style-name="Standard">
      <style:text-properties officeooo:rsid="00028bfc" officeooo:paragraph-rsid="00053181"/>
    </style:style>
    <style:style style:name="P11" style:family="paragraph" style:parent-style-name="Standard">
      <style:text-properties officeooo:rsid="00028bfc" officeooo:paragraph-rsid="0006a692"/>
    </style:style>
    <style:style style:name="P12" style:family="paragraph" style:parent-style-name="Standard">
      <style:text-properties officeooo:rsid="00028bfc" officeooo:paragraph-rsid="000c9db5"/>
    </style:style>
    <style:style style:name="P13" style:family="paragraph" style:parent-style-name="Standard">
      <style:text-properties officeooo:rsid="00028bfc" officeooo:paragraph-rsid="00118e04"/>
    </style:style>
    <style:style style:name="P14" style:family="paragraph" style:parent-style-name="Standard">
      <style:text-properties officeooo:rsid="0006a692" officeooo:paragraph-rsid="0006a692"/>
    </style:style>
    <style:style style:name="P15" style:family="paragraph" style:parent-style-name="Standard">
      <style:text-properties officeooo:rsid="000c9db5" officeooo:paragraph-rsid="000c9db5"/>
    </style:style>
    <style:style style:name="P16" style:family="paragraph" style:parent-style-name="Standard">
      <style:text-properties officeooo:rsid="000d7ff2" officeooo:paragraph-rsid="000d7ff2"/>
    </style:style>
    <style:style style:name="P17" style:family="paragraph" style:parent-style-name="Standard">
      <style:text-properties officeooo:rsid="000d7ff2" officeooo:paragraph-rsid="0010decb"/>
    </style:style>
    <style:style style:name="P18" style:family="paragraph" style:parent-style-name="Standard">
      <style:text-properties officeooo:rsid="000d7ff2" officeooo:paragraph-rsid="00118e04"/>
    </style:style>
    <style:style style:name="P19" style:family="paragraph" style:parent-style-name="Standard">
      <style:text-properties fo:font-size="12pt" fo:font-style="italic" fo:font-weight="normal" officeooo:rsid="00118e04" officeooo:paragraph-rsid="00118e04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normal" officeooo:rsid="0014a98b" officeooo:paragraph-rsid="0014a98b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normal" fo:font-weight="normal" officeooo:rsid="00118e04" officeooo:paragraph-rsid="00118e0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officeooo:rsid="00028bfc" officeooo:paragraph-rsid="00028bfc"/>
    </style:style>
    <style:style style:name="P23" style:family="paragraph" style:parent-style-name="Standard">
      <style:text-properties officeooo:rsid="00028bfc" officeooo:paragraph-rsid="0006a692"/>
    </style:style>
    <style:style style:name="P24" style:family="paragraph" style:parent-style-name="Standard">
      <style:text-properties officeooo:rsid="00028bfc" officeooo:paragraph-rsid="00053181"/>
    </style:style>
    <style:style style:name="P25" style:family="paragraph" style:parent-style-name="Standard">
      <style:text-properties officeooo:rsid="000c9db5" officeooo:paragraph-rsid="00118e04"/>
    </style:style>
    <style:style style:name="T1" style:family="text">
      <style:text-properties officeooo:rsid="00028bfc"/>
    </style:style>
    <style:style style:name="T2" style:family="text">
      <style:text-properties officeooo:rsid="0003fec3"/>
    </style:style>
    <style:style style:name="T3" style:family="text">
      <style:text-properties officeooo:rsid="00053181"/>
    </style:style>
    <style:style style:name="T4" style:family="text">
      <style:text-properties officeooo:rsid="0006a692"/>
    </style:style>
    <style:style style:name="T5" style:family="text">
      <style:text-properties officeooo:rsid="000c9db5"/>
    </style:style>
    <style:style style:name="T6" style:family="text">
      <style:text-properties officeooo:rsid="0010dec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2pt" fo:font-style="normal" fo:font-weight="normal" officeooo:rsid="00118e04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12e9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INING DATA</text:p>
      <text:p text:style-name="P1"/>
      <text:p text:style-name="P8">Class1Samples (Samples with ‘<text:span text:style-name="T9">0</text:span>’ <text:span text:style-name="T2">as Label</text:span>) :</text:p>
      <text:p text:style-name="P1"><text:tab/><text:tab/></text:p>
      <text:p text:style-name="P2"><text:tab/><text:tab/><text:span text:style-name="T1">Size <text:s/><text:tab/><text:tab/>= <text:s text:c="3"/>[32 <text:s text:c="3"/>7]</text:span></text:p>
      <text:p text:style-name="P8"><text:tab/><text:tab/>Mean <text:tab/><text:tab/>= <text:s text:c="3"/>[71.562 <text:s text:c="2"/>72.969 <text:s text:c="2"/>75.750 <text:s text:c="2"/>74.844 <text:s text:c="2"/>64.094 <text:s text:c="2"/>66.844 <text:s text:c="2"/>68.000]</text:p>
      <text:p text:style-name="P8"><text:tab/><text:tab/>Covariance<text:tab/>=</text:p>
      <text:p text:style-name="P8"><text:s text:c="4"/>13.028226 <text:s text:c="3"/>2.243952 <text:s text:c="3"/>3.241935 <text:s text:c="3"/>0.735887 <text:s text:c="2"/>-1.731855 <text:s text:c="3"/>5.639113 <text:s text:c="3"/>8.064516</text:p>
      <text:p text:style-name="P8"><text:s text:c="4"/>2.243952 <text:s text:c="2"/>15.644153 <text:s text:c="2"/>-0.072581 <text:s text:c="3"/>0.059476 <text:s text:c="3"/>0.293347 <text:s text:c="2"/>15.994960 <text:s text:c="2"/>-1.903226</text:p>
      <text:p text:style-name="P8"><text:s text:c="4"/>3.241935 <text:s text:c="2"/>-0.072581 <text:s text:c="2"/>12.064516 <text:s text:c="3"/>7.411290 <text:s text:c="2"/>-3.330645 <text:s text:c="3"/>2.669355 <text:s text:c="3"/>6.419355</text:p>
      <text:p text:style-name="P8"><text:s text:c="4"/>0.735887 <text:s text:c="3"/>0.059476 <text:s text:c="3"/>7.411290 <text:s text:c="2"/>20.394153 <text:s text:c="2"/>-2.017137 <text:s text:c="3"/>6.716734 <text:s text:c="3"/>2.354839</text:p>
      <text:p text:style-name="P8"><text:s text:c="3"/>-1.731855 <text:s text:c="3"/>0.293347 <text:s text:c="2"/>-3.330645 <text:s text:c="2"/>-2.017137 <text:s text:c="2"/>14.216734 <text:s text:c="3"/>1.660282 <text:s text:c="3"/>3.258065</text:p>
      <text:p text:style-name="P8"><text:s text:c="4"/>5.639113 <text:s text:c="2"/>15.994960 <text:s text:c="3"/>2.669355 <text:s text:c="3"/>6.716734 <text:s text:c="3"/>1.660282 <text:s text:c="2"/>59.103831 <text:s text:c="2"/>18.645161</text:p>
      <text:p text:style-name="P8"><text:s text:c="4"/>8.064516 <text:s text:c="2"/>-1.903226 <text:s text:c="3"/>6.419355 <text:s text:c="3"/>2.354839 <text:s text:c="3"/>3.258065 <text:s text:c="2"/>18.645161 <text:s text:c="2"/>26.387097</text:p>
      <text:p text:style-name="P8"><text:tab/></text:p>
      <text:p text:style-name="P8"><text:tab/><text:tab/>Prior <text:tab/><text:tab/>= <text:s/>0.51613</text:p>
      <text:p text:style-name="P8"/>
      <text:p text:style-name="P9">Class<text:span text:style-name="T9">2</text:span>Samples (Samples with ‘<text:span text:style-name="T9">1</text:span>’ <text:span text:style-name="T2">as Label</text:span>) :</text:p>
      <text:p text:style-name="P9"/>
      <text:p text:style-name="P10"><text:tab/><text:tab/>Size <text:s/><text:tab/><text:tab/>= <text:s text:c="3"/>[3<text:span text:style-name="T3">0</text:span> <text:s text:c="3"/>7]</text:p>
      <text:p text:style-name="P11"><text:tab/><text:tab/>Mean <text:tab/><text:tab/>= <text:s text:c="3"/>[ <text:s text:c="2"/>71.533 <text:s text:c="2"/>63.933 <text:s text:c="2"/>70.633 <text:s text:c="2"/>73.967 <text:s text:c="2"/>63.067 <text:s text:c="2"/>62.533 <text:s text:c="2"/>69.333 ]</text:p>
      <text:p text:style-name="P10"><text:tab/><text:tab/>Covariance<text:tab/>=</text:p>
      <text:p text:style-name="P11"><text:s text:c="4"/><text:span text:style-name="T4">17.2920 <text:s text:c="4"/>2.5540 <text:s text:c="4"/>1.9954 <text:s text:c="4"/>5.8460 <text:s text:c="3"/>-1.4851 <text:s text:c="4"/>5.4989 <text:s text:c="4"/>5.9885</text:span></text:p>
      <text:p text:style-name="P14"><text:s text:c="5"/>2.5540 <text:s text:c="2"/>101.2368 <text:s text:c="3"/>47.2506 <text:s text:c="3"/>17.7563 <text:s text:c="3"/>-6.1333 <text:s text:c="3"/>77.5540 <text:s text:c="3"/>-8.7356</text:p>
      <text:p text:style-name="P14"><text:s text:c="5"/>1.9954 <text:s text:c="3"/>47.2506 <text:s text:c="3"/>50.9989 <text:s text:c="3"/>22.7460 <text:s text:c="4"/>2.8529 <text:s text:c="3"/>53.7195 <text:s text:c="4"/>4.8161</text:p>
      <text:p text:style-name="P14"><text:s text:c="5"/>5.8460 <text:s text:c="3"/>17.7563 <text:s text:c="3"/>22.7460 <text:s text:c="3"/>36.8609 <text:s text:c="3"/>-9.9287 <text:s text:c="3"/>35.1218 <text:s text:c="3"/>-2.6092</text:p>
      <text:p text:style-name="P14"><text:s text:c="4"/>-1.4851 <text:s text:c="3"/>-6.1333 <text:s text:c="4"/>2.8529 <text:s text:c="3"/>-9.9287 <text:s text:c="3"/>27.5816 <text:s text:c="3"/>-5.6575 <text:s text:c="4"/>3.9770</text:p>
      <text:p text:style-name="P14"><text:s text:c="5"/>5.4989 <text:s text:c="3"/>77.5540 <text:s text:c="3"/>53.7195 <text:s text:c="3"/>35.1218 <text:s text:c="3"/>-5.6575 <text:s text:c="2"/>147.0161 <text:s text:c="3"/>-8.0115</text:p>
      <text:p text:style-name="P14"><text:s text:c="5"/>5.9885 <text:s text:c="3"/>-8.7356 <text:s text:c="4"/>4.8161 <text:s text:c="3"/>-2.6092 <text:s text:c="4"/>3.9770 <text:s text:c="3"/>-8.0115 <text:s text:c="3"/>35.6782</text:p>
      <text:p text:style-name="P10"><text:tab/></text:p>
      <text:p text:style-name="P11"><text:tab/><text:tab/>Prior <text:tab/><text:tab/>= <text:s/>0<text:span text:style-name="T4">.48387</text:span></text:p>
      <text:p text:style-name="P11"/>
      <text:p text:style-name="P16"/>
      <text:p text:style-name="P11"/>
      <text:p text:style-name="P11"/>
      <text:p text:style-name="P5">VALIDATE DATA</text:p>
      <text:p text:style-name="P15"/>
      <text:p text:style-name="P12">Class1Samples (Samples with ‘<text:span text:style-name="T9">0</text:span>’ <text:span text:style-name="T2">as Label</text:span>) :</text:p>
      <text:p text:style-name="P12"><text:tab/><text:tab/><text:tab/><text:tab/><text:tab/><text:tab/><text:span text:style-name="T5">Size = [18 <text:s text:c="2"/>44]</text:span></text:p>
      <text:p text:style-name="P12"/>
      <text:p text:style-name="P13">Class1Samples (Samples with ‘<text:span text:style-name="T9">1</text:span>’ <text:span text:style-name="T2">as Label</text:span>) <text:s/>:</text:p>
      <text:p text:style-name="P25"><text:tab/><text:tab/><text:tab/><text:tab/><text:tab/><text:tab/>Size = [18 <text:s text:c="3"/>1]</text:p>
      <text:p text:style-name="P13"/>
      <text:p text:style-name="P18">percentage = <text:s/>72.222 <text:s/><text:span text:style-name="T6">(</text:span><text:span text:style-name="T8">By Comparision of Lable and Result by our Model</text:span><text:span text:style-name="T6">)</text:span></text:p>
      <text:p text:style-name="P18"/>
      <text:p text:style-name="P17">Accuracy = <text:s/>72.222</text:p>
      <text:p text:style-name="P17">Precision = <text:s/>0.90000</text:p>
      <text:p text:style-name="P17">Precision = <text:s/>0.90000</text:p>
      <text:p text:style-name="P17">Recall = <text:s/>0.69231</text:p>
      <text:p text:style-name="P17">Specificity = <text:s/>0.80000</text:p>
      <text:p text:style-name="P17">Fscore = <text:s/>0.78261</text:p>
      <text:p text:style-name="P17">MCC = <text:s/>0.44376</text:p>
      <text:p text:style-name="P17"><text:soft-page-break/>ConfusionMatrix = [9 <text:s text:c="2"/>4 <text:s text:c="2"/>1 <text:s text:c="2"/>4]</text:p>
      <text:p text:style-name="P15"/>
      <text:p text:style-name="P4">T<text:span text:style-name="T6">EST</text:span> DATA</text:p>
      <text:p text:style-name="P6"/>
      <text:p text:style-name="P19"><text:tab/><text:tab/><text:tab/><text:span text:style-name="T7">Size </text:span></text:p>
      <text:p text:style-name="P21"><text:tab/><text:tab/><text:tab/><text:tab/>[187 <text:s text:c="3"/>44]<text:tab/>(Test Data) </text:p>
      <text:p text:style-name="P21"><text:tab/><text:tab/><text:tab/><text:tab/>[187 <text:s text:c="4"/>1]<text:tab/>(Test Lable)</text:p>
      <text:p text:style-name="P21"/>
      <text:p text:style-name="P21">percentage = <text:s/>77.540 (By Comparision of Lable and Result by our Model)</text:p>
      <text:p text:style-name="P21"/>
      <text:p text:style-name="P21">Accuracy = <text:s/>77.540</text:p>
      <text:p text:style-name="P21">Precision = <text:s/>0.79651</text:p>
      <text:p text:style-name="P21">Precision = <text:s/>0.79651</text:p>
      <text:p text:style-name="P21">Recall = <text:s/>0.95139</text:p>
      <text:p text:style-name="P21">Specificity = <text:s/>0.18605</text:p>
      <text:p text:style-name="P21">Fscore = <text:s/>0.86709</text:p>
      <text:p text:style-name="P21">MCC = <text:s/>0.21291</text:p>
      <text:p text:style-name="P21">ConfusionMatrix = [137 <text:s text:c="4"/>8 <text:s text:c="3"/>35 <text:s text:c="4"/>7]</text:p>
      <text:p text:style-name="P21"/>
      <text:p text:style-name="P21"/>
      <text:p text:style-name="P7">NAVIE BASE APPROACH</text:p>
      <text:p text:style-name="P7"/>
      <text:p text:style-name="P20">percentage = <text:s/>87.166</text:p>
      <text:p text:style-name="P20">Accuracy = <text:s/>87.166</text:p>
      <text:p text:style-name="P20">Precision = <text:s/>0.94767</text:p>
      <text:p text:style-name="P20">Precision = <text:s/>0.94767</text:p>
      <text:p text:style-name="P20">Recall = <text:s/>0.91573</text:p>
      <text:p text:style-name="P20">Specificity = 0</text:p>
      <text:p text:style-name="P20">Fscore = <text:s/>0.93143</text:p>
      <text:p text:style-name="P20">MCC = -0.066404</text:p>
      <text:p text:style-name="P20">ConfusionMatrix = [163 <text:s text:c="4"/>0 <text:s text:c="4"/>9 <text:s text:c="3"/>1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2:19:24.363371991</meta:creation-date>
    <dc:date>2018-02-07T03:29:27.564384071</dc:date>
    <meta:editing-duration>PT59M2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65" meta:word-count="298" meta:character-count="2393" meta:non-whitespace-character-count="1686"/>
  </office:meta>
</office:document-meta>
</file>